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ba5" officeooo:paragraph-rsid="00176ba5"/>
    </style:style>
    <style:style style:name="P2" style:family="paragraph" style:parent-style-name="Standard">
      <style:text-properties fo:color="#000000" style:font-name="Consolas" fo:font-size="9.5pt" fo:background-color="#ffffff" style:font-size-asian="9.5pt"/>
    </style:style>
    <style:style style:name="P3" style:family="paragraph" style:parent-style-name="Standard">
      <style:text-properties style:font-name="Liberation Serif" officeooo:rsid="00176ba5" officeooo:paragraph-rsid="00176ba5"/>
    </style:style>
    <style:style style:name="P4" style:family="paragraph" style:parent-style-name="Standard">
      <style:text-properties officeooo:paragraph-rsid="00176ba5"/>
    </style:style>
    <style:style style:name="P5" style:family="paragraph" style:parent-style-name="Standard">
      <style:text-properties fo:color="#008000" style:font-name="Consolas" fo:font-size="9.5pt" fo:background-color="#ffffff" style:font-size-asian="9.5pt"/>
    </style:style>
    <style:style style:name="P6" style:family="paragraph" style:parent-style-name="Standard">
      <style:text-properties fo:color="#008000" style:font-name="Consolas" fo:font-size="9.5pt" officeooo:rsid="00176ba5" officeooo:paragraph-rsid="00176ba5" fo:background-color="#ffffff" style:font-size-asian="9.5pt"/>
    </style:style>
    <style:style style:name="P7" style:family="paragraph" style:parent-style-name="Standard">
      <style:text-properties fo:color="#a31515" style:font-name="Consolas" fo:font-size="9.5pt" fo:background-color="#ffffff" style:font-size-asian="9.5pt"/>
    </style:style>
    <style:style style:name="P8" style:family="paragraph" style:parent-style-name="Standard">
      <style:text-properties fo:color="#000000" style:font-name="Consolas" fo:font-size="9.5pt" fo:background-color="#ffffff" style:font-size-asian="9.5pt"/>
    </style:style>
    <style:style style:name="P9" style:family="paragraph" style:parent-style-name="Standard">
      <style:text-properties fo:color="#000000" style:font-name="Consolas" fo:font-size="9.5pt" officeooo:rsid="00176ba5" officeooo:paragraph-rsid="00176ba5" fo:background-color="#ffffff" style:font-size-asian="9.5pt"/>
    </style:style>
    <style:style style:name="T1" style:family="text">
      <style:text-properties fo:color="#008000" style:font-name="Consolas" fo:font-size="9.5pt" fo:background-color="#ffffff" loext:char-shading-value="0" style:font-size-asian="9.5pt"/>
    </style:style>
    <style:style style:name="T2" style:family="text">
      <style:text-properties fo:color="#808080" style:font-name="Consolas" fo:font-size="9.5pt" fo:background-color="#ffffff" loext:char-shading-value="0" style:font-size-asian="9.5pt"/>
    </style:style>
    <style:style style:name="T3" style:family="text">
      <style:text-properties fo:color="#808080" style:font-name="Consolas" fo:font-size="9.5pt" officeooo:rsid="00176ba5" fo:background-color="#ffffff" loext:char-shading-value="0" style:font-size-asian="9.5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76ba5" fo:background-color="#ffffff" loext:char-shading-value="0" style:font-size-asian="9.5pt"/>
    </style:style>
    <style:style style:name="T6" style:family="text">
      <style:text-properties fo:color="#a31515" style:font-name="Consolas" fo:font-size="9.5pt" fo:background-color="#ffffff" loext:char-shading-value="0" style:font-size-asian="9.5pt"/>
    </style:style>
    <style:style style:name="T7" style:family="text">
      <style:text-properties fo:color="#0000ff" style:font-name="Consolas" fo:font-size="9.5pt" fo:background-color="#ffffff" loext:char-shading-value="0" style:font-size-asian="9.5pt"/>
    </style:style>
    <style:style style:name="T8" style:family="text">
      <style:text-properties fo:color="#6f008a" style:font-name="Consolas" fo:font-size="9.5pt" fo:background-color="#ffffff" loext:char-shading-value="0" style:font-size-asian="9.5pt"/>
    </style:style>
    <style:style style:name="T9" style:family="text">
      <style:text-properties fo:color="#6f008a" style:font-name="Consolas" fo:font-size="9.5pt" officeooo:rsid="00176ba5" fo:background-color="#ffffff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gramma base:</text:p>
      <text:p text:style-name="P1"/>
      <text:p text:style-name="P6">/*</text:p>
      <text:p text:style-name="P5"><text:tab/>Name: <text:s text:c="6"/>OhmTest.ino</text:p>
      <text:p text:style-name="P5"><text:tab/>Arduino Multimeter</text:p>
      <text:p text:style-name="P5">*/</text:p>
      <text:p text:style-name="P2"/>
      <text:p text:style-name="P5">// Funzioni per pilotare il display</text:p>
      <text:p text:style-name="Standard"><text:span text:style-name="T2">#include</text:span><text:span text:style-name="T4"> </text:span><text:span text:style-name="T6">"lcd_utils.h"</text:span></text:p>
      <text:p text:style-name="Standard"><text:span text:style-name="T2">#include</text:span><text:span text:style-name="T4"> </text:span><text:span text:style-name="T6">&lt;Fonts/FreeMonoBold18pt7b.h&gt;</text:span></text:p>
      <text:p text:style-name="Standard"><text:span text:style-name="T2">#include</text:span><text:span text:style-name="T4"> </text:span><text:span text:style-name="T6">&lt;Fonts/FreeMonoBoldOblique24pt7b.h&gt;</text:span></text:p>
      <text:p text:style-name="P7"/>
      <text:p text:style-name="P5">// Funzione standard di Arduino per inizializzare il dispositivo</text:p>
      <text:p text:style-name="Standard"><text:span text:style-name="T7">void</text:span><text:span text:style-name="T4"> setup()</text:span></text:p>
      <text:p text:style-name="P2">{</text:p>
      <text:p text:style-name="P2"><text:tab/>HW.init();</text:p>
      <text:p text:style-name="Standard"><text:span text:style-name="T4"><text:tab/>HW.tft.fillScreen(</text:span><text:span text:style-name="T8">TFT_BLUE</text:span><text:span text:style-name="T4">);</text:span></text:p>
      <text:p text:style-name="P2"><text:tab/>HW.tft.setCursor(20, 25);</text:p>
      <text:p text:style-name="P2"><text:tab/>HW.tft.setFont(&amp;FreeMonoBoldOblique24pt7b);</text:p>
      <text:p text:style-name="P2"><text:tab/>HW.tft.setTextSize(1);</text:p>
      <text:p text:style-name="Standard"><text:span text:style-name="T4"><text:tab/>HW.tft.setTextColor(</text:span><text:span text:style-name="T8">TFT_YELLOW</text:span><text:span text:style-name="T4">);</text:span></text:p>
      <text:p text:style-name="Standard"><text:span text:style-name="T4"><text:tab/>HW.tft.print(</text:span><text:span text:style-name="T6">"Multimetro"</text:span><text:span text:style-name="T4">);</text:span></text:p>
      <text:p text:style-name="P2"><text:tab/>HW.tft.setFont(&amp;FreeMonoBold18pt7b);</text:p>
      <text:p text:style-name="P2"/>
      <text:p text:style-name="P2"/>
      <text:p text:style-name="P2">}</text:p>
      <text:p text:style-name="P2"/>
      <text:p text:style-name="P5">// Funzione standard di Arduino ripetuta all'infinito</text:p>
      <text:p text:style-name="Standard"><text:span text:style-name="T7">void</text:span><text:span text:style-name="T4"> loop()</text:span></text:p>
      <text:p text:style-name="P2">{</text:p>
      <text:p text:style-name="Standard"><text:span text:style-name="T4"><text:tab/></text:span><text:span text:style-name="T7">int</text:span><text:span text:style-name="T4"> x = analogRead(A7);</text:span></text:p>
      <text:p text:style-name="P2"><text:tab/>show(x);</text:p>
      <text:p text:style-name="P2"><text:tab/>delay(500);</text:p>
      <text:p text:style-name="P2">}</text:p>
      <text:p text:style-name="P7"/>
      <text:p text:style-name="P7"/>
      <text:p text:style-name="P7"/>
      <text:p text:style-name="P3">La funzione di calcolo dati:</text:p>
      <text:p text:style-name="P3"/>
      <text:p text:style-name="P6">// Parametri elettrici e taratura convertitore A/D</text:p>
      <text:p text:style-name="Standard"><text:span text:style-name="T2">#define</text:span><text:span text:style-name="T4"> </text:span><text:span text:style-name="T8">MAXVAL</text:span><text:span text:style-name="T4"><text:tab/><text:tab/>1024.0</text:span></text:p>
      <text:p text:style-name="Standard"><text:span text:style-name="T2">#define</text:span><text:span text:style-name="T4"> </text:span><text:span text:style-name="T8">VCC</text:span><text:span text:style-name="T4"><text:tab/><text:tab/><text:tab/>5.0</text:span></text:p>
      <text:p text:style-name="P4"><text:span text:style-name="T3">#define</text:span><text:span text:style-name="T5"> </text:span><text:span text:style-name="T9">REFRESISTOR</text:span><text:span text:style-name="T5"><text:tab/>1000</text:span></text:p>
      <text:p text:style-name="P9"/>
      <text:p text:style-name="P6">// Funzione per mostrare i risultati</text:p>
      <text:p text:style-name="Standard"><text:span text:style-name="T7">void</text:span><text:span text:style-name="T4"> show(</text:span><text:span text:style-name="T7">int</text:span><text:span text:style-name="T4"> </text:span><text:span text:style-name="T2">x</text:span><text:span text:style-name="T4">)</text:span></text:p>
      <text:p text:style-name="P2">{</text:p>
      <text:p text:style-name="Standard"><text:span text:style-name="T4"><text:tab/></text:span><text:span text:style-name="T7">char</text:span><text:span text:style-name="T4"> str[20];</text:span></text:p>
      <text:p text:style-name="Standard"><text:span text:style-name="T4"><text:tab/></text:span><text:span text:style-name="T7">char</text:span><text:span text:style-name="T4"> vstr[10];</text:span></text:p>
      <text:p text:style-name="P2"/>
      <text:p text:style-name="Standard"><text:span text:style-name="T4"><text:tab/></text:span><text:span text:style-name="T1">// Calcolo la tensione ai capi della resistenza di riferimento</text:span></text:p>
      <text:p text:style-name="Standard"><text:span text:style-name="T4"><text:tab/></text:span><text:span text:style-name="T7">float</text:span><text:span text:style-name="T4"> v = </text:span><text:span text:style-name="T2">x</text:span><text:span text:style-name="T4"> / </text:span><text:span text:style-name="T8">MAXVAL</text:span><text:span text:style-name="T4"> * </text:span><text:span text:style-name="T8">VCC</text:span><text:span text:style-name="T4">;</text:span></text:p>
      <text:p text:style-name="P2"/>
      <text:p text:style-name="Standard"><text:span text:style-name="T4"><text:tab/></text:span><text:span text:style-name="T1">// cancello i vecchi valori</text:span></text:p>
      <text:p text:style-name="Standard"><text:span text:style-name="T4"><text:tab/>HW.tft.fillRect(70, 60, 150, 120, </text:span><text:span text:style-name="T8">TFT_BLUE</text:span><text:span text:style-name="T4">);</text:span></text:p>
      <text:p text:style-name="P2"/>
      <text:p text:style-name="Standard"><text:span text:style-name="T4"><text:tab/></text:span><text:span text:style-name="T1">// Mostro il valore della tensione ai capi delle resistenza in misura</text:span></text:p>
      <text:p text:style-name="Standard"><text:span text:style-name="T4"><text:tab/>dtostrf(</text:span><text:span text:style-name="T8">VCC</text:span><text:span text:style-name="T4"> - v, 6, 2, vstr);</text:span></text:p>
      <text:p text:style-name="Standard"><text:span text:style-name="T4"><text:tab/>sprintf(str, </text:span><text:span text:style-name="T6">"V= %s V"</text:span><text:span text:style-name="T4">, vstr);</text:span></text:p>
      <text:p text:style-name="P2"><text:tab/>HW.tft.setCursor(30, 90);</text:p>
      <text:p text:style-name="P2"><text:tab/>HW.tft.print(str);</text:p>
      <text:p text:style-name="P2"/>
      <text:p text:style-name="Standard"><text:span text:style-name="T4"><text:tab/></text:span><text:span text:style-name="T1">// Mostro la corrente che circola nel circuito</text:span></text:p>
      <text:p text:style-name="P2"><text:tab/>dtostrf(v, 6, 2, vstr);</text:p>
      <text:p text:style-name="Standard"><text:soft-page-break/><text:span text:style-name="T4"><text:tab/>sprintf(str, </text:span><text:span text:style-name="T6">"I= %s mA"</text:span><text:span text:style-name="T4">, vstr);</text:span></text:p>
      <text:p text:style-name="P2"><text:tab/>HW.tft.setCursor(30, 130);</text:p>
      <text:p text:style-name="P2"><text:tab/>HW.tft.print(str);</text:p>
      <text:p text:style-name="P2"/>
      <text:p text:style-name="Standard"><text:span text:style-name="T4"><text:tab/></text:span><text:span text:style-name="T1">// Se non c'è la resistenza evito una divisione per 0</text:span></text:p>
      <text:p text:style-name="Standard"><text:span text:style-name="T4"><text:tab/></text:span><text:span text:style-name="T7">if</text:span><text:span text:style-name="T4"> (</text:span><text:span text:style-name="T2">x</text:span><text:span text:style-name="T4"> &gt; 0) {</text:span></text:p>
      <text:p text:style-name="Standard"><text:span text:style-name="T4"><text:tab/><text:tab/>dtostrf((</text:span><text:span text:style-name="T8">VCC</text:span><text:span text:style-name="T4"> - v) / v * </text:span><text:span text:style-name="T8">REFRESISTOR</text:span><text:span text:style-name="T4">, 6, 0, vstr);</text:span></text:p>
      <text:p text:style-name="P2"><text:tab/>}</text:p>
      <text:p text:style-name="Standard"><text:span text:style-name="T4"><text:tab/></text:span><text:span text:style-name="T7">else</text:span><text:span text:style-name="T4"> {</text:span></text:p>
      <text:p text:style-name="Standard"><text:span text:style-name="T4"><text:tab/><text:tab/>strncpy(vstr, </text:span><text:span text:style-name="T6">"------"</text:span><text:span text:style-name="T4">, 6);</text:span></text:p>
      <text:p text:style-name="P2"><text:tab/>}</text:p>
      <text:p text:style-name="Standard"><text:span text:style-name="T4"><text:tab/></text:span><text:span text:style-name="T1">// Mostro il valore della resistenza</text:span></text:p>
      <text:p text:style-name="Standard"><text:span text:style-name="T4"><text:tab/>sprintf(str, </text:span><text:span text:style-name="T6">"R= %s Ohm"</text:span><text:span text:style-name="T4">, vstr);</text:span></text:p>
      <text:p text:style-name="P2"><text:tab/>HW.tft.setCursor(30, 170);</text:p>
      <text:p text:style-name="P2"><text:tab/>HW.tft.print(str);</text:p>
      <text:p text:style-name="P2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5:17:38.955000000</meta:creation-date>
    <dc:date>2019-05-26T15:23:31.768000000</dc:date>
    <meta:editing-duration>PT5M53S</meta:editing-duration>
    <meta:editing-cycles>1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64" meta:word-count="218" meta:character-count="1610" meta:non-whitespace-character-count="1406"/>
  </office:meta>
</office:document-meta>
</file>